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</office:automatic-styles>
  <office:body>
    <office:text text:use-soft-page-breaks="true">
      <text:p text:style-name="P1">browse for – szukać czegoś</text:p>
      <text:p text:style-name="Standard">tweb – sieć internetowa</text:p>
      <text:p text:style-name="Standard">www – World Wide Web</text:p>
      <text:p text:style-name="Standard">search – szukać</text:p>
      <text:p text:style-name="Standard">search resaults – wyniki wyszukiwanie</text:p>
      <text:p text:style-name="Standard">host – gospodarz</text:p>
      <text:p text:style-name="Standard">web browser – przeglądarka internetowa</text:p>
      <text:p text:style-name="Standard">search engine – wyszukiwarka</text:p>
      <text:p text:style-name="Standard">website – strona internetowa</text:p>
      <text:p text:style-name="Standard">webpage – strona internetowa</text:p>
      <text:p text:style-name="Standard">related – powiązane</text:p>
      <text:p text:style-name="Standard">load – ładowanie</text:p>
      <text:p text:style-name="Standard">dot – kropka</text:p>
      <text:p text:style-name="Standard">URL (uniform Resource Locator) – uniwersalny lokalizator zasobów</text:p>
      <text:p text:style-name="Standard">HTML (Hyper Text Markup language) – hypertekstowy język znaczników</text:p>
      <text:p text:style-name="Standard">traffic – ruch w internecie</text:p>
      <text:p text:style-name="Standard">direct – prowadzić/kierować</text:p>
      <text:p text:style-name="Standard">redirect – przekierować</text:p>
      <text:p text:style-name="Standard">link – łączysz</text:p>
      <text:p text:style-name="Standard">hyperlink – hiperłącze</text:p>
      <text:p text:style-name="Standard">meta tag</text:p>
      <text:p text:style-name="Standard">bookmark – zakładka</text:p>
      <text:p text:style-name="Standard">favourites – ulubione</text:p>
      <text:p text:style-name="Standard">additional – dodatkowy</text:p>
      <text:p text:style-name="Standard"/>
      <text:p text:style-name="Standard"/>
      <text:p text:style-name="Standard"/>
      <text:p text:style-name="Standard">My last activity in database spreadsheet was<text:s/>adding some records to the base table and creating a new querry for that values because I have had a task from my comissioner. Ialso had to estimat all ofthe costs for making this changes</text:p>
      <text:p text:style-name="Standard"/>
      <text:p text:style-name="Standard"/>
      <text:p text:style-name="Standard">web design</text:p>
      <text:p text:style-name="Standard">to design</text:p>
      <text:p text:style-name="Standard">to project</text:p>
      <text:p text:style-name="Standard">web development</text:p>
      <text:p text:style-name="Standard">to development</text:p>
      <text:p text:style-name="Standard">coding to expand fucionality</text:p>
      <text:p text:style-name="Standard">to improve usability</text:p>
      <text:p text:style-name="Standard">website &amp; visibility</text:p>
      <text:p text:style-name="Standard">website apperance</text:p>
      <text:p text:style-name="Standard">website visulals</text:p>
      <text:p text:style-name="Standard">visual</text:p>
      <text:p text:style-name="Standard">to chatch attencion</text:p>
      <text:p text:style-name="Standard">to market a product</text:p>
      <text:p text:style-name="Standard">the content</text:p>
      <text:p text:style-name="Standard">t contain</text:p>
      <text:p text:style-name="Standard">to function</text:p>
      <text:p text:style-name="Standard">obligatory/compusory/ mandatory</text:p>
      <text:p text:style-name="Standard"/>
      <text:p text:style-name="Standard">I'd reather be a web developer. I like<text:s/>to code things and websites are pretty easy to write. Functions are more intresting and more important than design of the site. Olso web disigning is way more<text:s/><text:soft-page-break/>iritating and I'm not very patient.If i want to be web developer , firsty I have tounderstand the<text:s/>logic of the programming language.</text:p>
      <text:p text:style-name="Standard"/>
      <text:p text:style-name="Standard"/>
      <text:p text:style-name="Standard"/>
      <text:p text:style-name="Standard"/>
      <text:p text:style-name="Standard">To consolidate<text:s/></text:p>
      <text:p text:style-name="Standard">To tamper with</text:p>
      <text:p text:style-name="Standard">To emulate<text:s/></text:p>
      <text:p text:style-name="Standard">A technique</text:p>
      <text:p text:style-name="Standard">To circumvent</text:p>
      <text:p text:style-name="Standard">To bypass</text:p>
      <text:p text:style-name="Standard">Thereby</text:p>
      <text:p text:style-name="Standard">The injection</text:p>
      <text:p text:style-name="Standard">The authentication</text:p>
      <text:p text:style-name="Standard">To later</text:p>
      <text:p text:style-name="Standard">To expose</text:p>
      <text:p text:style-name="Standard">Hidden</text:p>
      <text:p text:style-name="Standard">To override</text:p>
      <text:p text:style-name="Standard">An override device<text:s/></text:p>
      <text:p text:style-name="Standard">To accomplish</text:p>
      <text:p text:style-name="Standard">The input<text:s/></text:p>
      <text:p text:style-name="Standard">Valid / validation<text:s/></text:p>
      <text:p text:style-name="Standard">A lack of</text:p>
      <text:soft-page-break/>
      <text:p text:style-name="P2">Topic: E-commerced</text:p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 Perz</dc:creator>
    <meta:creation-date>2017-11-24T11:52:00Z</meta:creation-date>
    <dc:date>2018-03-23T10:43:00Z</dc:date>
    <meta:template xlink:href="Normal" xlink:type="simple"/>
    <meta:editing-cycles>7</meta:editing-cycles>
    <meta:editing-duration>PT26640S</meta:editing-duration>
    <meta:document-statistic meta:page-count="5" meta:paragraph-count="3" meta:word-count="250" meta:character-count="1750" meta:row-count="12" meta:non-whitespace-character-count="1503"/>
  </office:meta>
</office:document-meta>
</file>